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 fo:background-color="#FFFF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18.335625cm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19.60562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49.5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181.5pt" style:use-optimal-row-height="true" fo:break-before="auto"/>
    </style:style>
    <style:style style:name="ro6" style:family="table-row">
      <style:table-row-properties style:row-height="115.5pt" style:use-optimal-row-height="true" fo:break-before="auto"/>
    </style:style>
    <style:style style:name="ro7" style:family="table-row">
      <style:table-row-properties style:row-height="231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ro9" style:family="table-row">
      <style:table-row-properties style:row-height="99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132pt" style:use-optimal-row-height="true" fo:break-before="auto"/>
    </style:style>
    <style:style style:name="ro12" style:family="table-row">
      <style:table-row-properties style:row-height="313.5pt" style:use-optimal-row-height="true" fo:break-before="auto"/>
    </style:style>
    <style:style style:name="ro13" style:family="table-row">
      <style:table-row-properties style:row-height="148.5pt" style:use-optimal-row-height="true" fo:break-before="auto"/>
    </style:style>
    <style:style style:name="ro14" style:family="table-row">
      <style:table-row-properties style:row-height="247.5pt" style:use-optimal-row-height="true" fo:break-before="auto"/>
    </style:style>
    <style:style style:name="ro15" style:family="table-row">
      <style:table-row-properties style:row-height="122.25pt" style:use-optimal-row-height="true" fo:break-before="auto"/>
    </style:style>
    <style:style style:name="ro16" style:family="table-row">
      <style:table-row-properties style:row-height="378.75pt" style:use-optimal-row-height="true" fo:break-before="auto"/>
    </style:style>
    <style:style style:name="ro17" style:family="table-row">
      <style:table-row-properties style:row-height="297pt" style:use-optimal-row-height="true" fo:break-before="auto"/>
    </style:style>
    <style:style style:name="ro18" style:family="table-row">
      <style:table-row-properties style:row-height="264pt" style:use-optimal-row-height="true" fo:break-before="auto"/>
    </style:style>
    <style:style style:name="ro19" style:family="table-row">
      <style:table-row-properties style:row-height="57pt" style:use-optimal-row-height="true" fo:break-before="auto"/>
    </style:style>
    <style:style style:name="ro20" style:family="table-row">
      <style:table-row-properties style:row-height="393.75pt" style:use-optimal-row-height="true" fo:break-before="auto"/>
    </style:style>
    <style:style style:name="ro21" style:family="table-row">
      <style:table-row-properties style:row-height="363pt" style:use-optimal-row-height="true" fo:break-before="auto"/>
    </style:style>
    <style:style style:name="ro22" style:family="table-row">
      <style:table-row-properties style:row-height="396pt" style:use-optimal-row-height="true" fo:break-before="auto"/>
    </style:style>
    <style:style style:name="ro23" style:family="table-row">
      <style:table-row-properties style:row-height="68.25pt" style:use-optimal-row-height="true" fo:break-before="auto"/>
    </style:style>
    <style:style style:name="ro24" style:family="table-row">
      <style:table-row-properties style:row-height="13.5pt" style:use-optimal-row-height="true" fo:break-before="auto"/>
    </style:style>
    <style:style style:name="ro25" style:family="table-row">
      <style:table-row-properties style:row-height="121.5pt" style:use-optimal-row-height="true" fo:break-before="auto"/>
    </style:style>
    <style:style style:name="ro26" style:family="table-row">
      <style:table-row-properties style:row-height="378pt" style:use-optimal-row-height="true" fo:break-before="auto"/>
    </style:style>
    <style:style style:name="ro27" style:family="table-row">
      <style:table-row-properties style:row-height="280.5pt" style:use-optimal-row-height="true" fo:break-before="auto"/>
    </style:style>
    <style:style style:name="ro28" style:family="table-row">
      <style:table-row-properties style:row-height="382.5pt" style:use-optimal-row-height="true" fo:break-before="auto"/>
    </style:style>
    <style:style style:name="ro29" style:family="table-row">
      <style:table-row-properties style:row-height="346.5pt" style:use-optimal-row-height="true" fo:break-before="auto"/>
    </style:style>
    <style:style style:name="ro30" style:family="table-row">
      <style:table-row-properties style:row-height="6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29"/>
        <table:table-column table:style-name="co1" table:default-cell-style-name="ce2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"/>
        <table:table-column table:style-name="co7" table:default-cell-style-name="ce2"/>
        <table:table-column table:style-name="co1" table:number-columns-repeated="16375" table:default-cell-style-name="ce2"/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3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5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7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9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 table:style-name="ce17"/>
        </table:table-row>
        <table:table-row table:style-name="ro10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1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2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 table:style-name="ce17"/>
        </table:table-row>
        <table:table-row table:style-name="ro7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8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4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1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1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5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20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 table:style-name="ce1"/>
        </table:table-row>
        <table:table-row table:style-name="ro15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20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 table:style-name="ce1"/>
        </table:table-row>
        <table:table-row table:style-name="ro1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20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 table:style-name="ce1"/>
        </table:table-row>
        <table:table-row table:style-name="ro10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22">
            <text:p>1센터</text:p>
          </table:table-cell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2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0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0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5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26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20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7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20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7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21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22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 table:style-name="ce1"/>
        </table:table-row>
        <table:table-row table:style-name="ro23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20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 table:style-name="ce1"/>
        </table:table-row>
        <table:table-row table:number-rows-repeated="3" table:style-name="ro1">
          <table:table-cell table:style-name="ce28"/>
          <table:table-cell table:style-name="ce1"/>
          <table:table-cell table:number-columns-repeated="5" table:style-name="ce29"/>
          <table:table-cell table:number-columns-repeated="3" table:style-name="ce2"/>
          <table:table-cell table:number-columns-repeated="16374" table:style-name="ce1"/>
        </table:table-row>
        <table:table-row table:number-rows-repeated="1048516" table:style-name="ro24">
          <table:table-cell table:number-columns-repeated="16384"/>
        </table:table-row>
      </table:table>
      <table:table table:name="E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SG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3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2">
            <text:p>(SG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NA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R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N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KR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상암 센터 운영 업무 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KR) LB [A10(5840) → F5]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table:style-name="ce2"/>
          <table:table-cell table:style-name="ce1"/>
          <table:table-cell table:number-columns-repeated="16380" table:style-name="ce2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2">
            <text:p>(KR) 1차 자원 회수 ::: 리소스 부족으로 인한 자원 확보 방안 :: KR 완료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신운영계 자원 확보 방안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3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내수) 상암 센터 운영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KR) LB [A10(5840) → F5]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, SG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, RU, EU,CN) 자원 회수 ::: 리소스 부족으로 인한 자원 확보 방안 :: KR 완료, 타 리전은 진행 중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(KR) 신운영계 자원 확보 방안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KR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table:style-name="ce22"/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0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CN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3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8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5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5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table:style-name="ce22"/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2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14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14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7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27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14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9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3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20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R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table:style-name="ce22"/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0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E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table:style-name="ce22"/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3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NA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15">
            <text:p>1센터</text:p>
          </table:table-cell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3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4" table:style-name="ro1">
          <table:table-cell table:number-columns-repeated="16384"/>
        </table:table-row>
      </table:table>
      <table:table table:name="SG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주간</text:p>
          </table:table-cell>
          <table:table-cell office:value-type="string" table:style-name="ce10">
            <text:p>월간</text:p>
          </table:table-cell>
          <table:table-cell office:value-type="string" table:style-name="ce10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5" table:visibility="filter">
          <table:table-cell office:value-type="string" table:style-name="ce9">
            <text:p>22년</text:p>
          </table:table-cell>
          <table:table-cell office:value-type="string" table:style-name="ce11">
            <text:p>2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2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16"/>
          <table:table-cell table:number-columns-repeated="16373"/>
        </table:table-row>
        <table:table-row table:style-name="ro7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Global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4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4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SG</text:p>
          </table:table-cell>
          <table:table-cell table:style-name="ce12"/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5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1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5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CN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26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0">
            <text:p>O</text:p>
          </table:table-cell>
          <table:table-cell table:style-name="ce15"/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21">
            <text:p>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table:style-name="ce22"/>
          <table:table-cell office:value-type="string" table:style-name="ce22">
            <text:p>STG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23">
            <text:p>6월</text:p>
          </table:table-cell>
          <table:table-cell office:value-type="string" table:style-name="ce12">
            <text:p>NA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27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0">
            <text:p>O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3"/>
        </table:table-row>
        <table:table-row table:style-name="ro6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SG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6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0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R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4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tc</text:p>
          </table:table-cell>
          <table:table-cell table:style-name="ce12"/>
          <table:table-cell office:value-type="string" table:style-name="ce12">
            <text:p>etc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9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ALL</text:p>
          </table:table-cell>
          <table:table-cell office:value-type="string" table:style-name="ce12">
            <text:p>진행중</text:p>
          </table:table-cell>
          <table:table-cell table:style-name="ce25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8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K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3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Global</text:p>
          </table:table-cell>
          <table:table-cell office:value-type="string" table:style-name="ce15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29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2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0">
            <text:p>O</text:p>
          </table:table-cell>
          <table:table-cell table:number-columns-repeated="2" table:style-name="ce9"/>
          <table:table-cell table:number-columns-repeated="16373"/>
        </table:table-row>
        <table:table-row table:style-name="ro17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EU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STG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3" table:visibility="filter">
          <table:table-cell office:value-type="string" table:style-name="ce9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2">
            <text:p>CN</text:p>
          </table:table-cell>
          <table:table-cell table:style-name="ce12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2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style-name="ro23" table:visibility="filter">
          <table:table-cell office:value-type="string" table:style-name="ce9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2">
            <text:p>RU</text:p>
          </table:table-cell>
          <table:table-cell table:style-name="ce19"/>
          <table:table-cell office:value-type="string" table:style-name="ce12">
            <text:p>PRD</text:p>
          </table:table-cell>
          <table:table-cell office:value-type="string" table:style-name="ce12">
            <text:p>진행중</text:p>
          </table:table-cell>
          <table:table-cell table:style-name="ce15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table:style-name="ce9"/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KR_6월.A6:KR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KR" table:operator="="/>
              </table:filter-or>
            </table:filter-and>
          </table:filter>
        </table:database-range>
        <table:database-range table:target-range-address="CN_6월.A6:CN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CN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RU_6월.A6:R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RU" table:operator="="/>
              </table:filter-or>
            </table:filter-and>
          </table:filter>
        </table:database-range>
        <table:database-range table:target-range-address="EU_6월.A6:E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EU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NA_6월.A6:NA_6월.K62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NA" table:operator="="/>
              </table:filter-or>
            </table:filter-and>
          </table:filter>
        </table:database-range>
        <table:database-range table:target-range-address="SG_6월.A6:SG_6월.K61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SG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IaaS기술팀/신우영</meta:initial-creator>
    <dc:creator>Windows User</dc:creator>
    <meta:creation-date>2015-06-05T18:19:34Z</meta:creation-date>
    <dc:date>2022-07-21T04:07:59Z</dc:date>
  </office:meta>
</office:document-meta>
</file>